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20" table:default-cell-style-name="Default"/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1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  <table:table-row table:style-name="ro1">
          <table:table-cell table:number-columns-repeated="320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22:28:12.1856355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1:48:13.396078896</meta:creation-date>
    <dc:date>2025-08-21T23:24:42.642386149</dc:date>
    <meta:editing-duration>PT35M47S</meta:editing-duration>
    <meta:editing-cycles>2</meta:editing-cycles>
    <meta:generator>LibreOffice/24.2.7.2$Linux_X86_64 LibreOffice_project/420$Build-2</meta:generator>
    <meta:document-statistic meta:table-count="1" meta:cell-count="5760" meta:object-count="0"/>
  </office:meta>
</office:document-meta>
</file>